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/>
    </style:style>
    <style:style style:name="P8" style:parent-style-name="CommentText" style:family="paragraph">
      <style:text-properties fo:language="en" fo:country="US"/>
    </style:style>
    <style:style style:name="P9" style:parent-style-name="CommentText" style:family="paragraph"/>
    <style:style style:name="T10" style:parent-style-name="DefaultParagraphFont" style:family="text">
      <style:text-properties fo:language="en" fo:country="US"/>
    </style:style>
    <style:style style:name="P11" style:parent-style-name="CommentText" style:family="paragraph"/>
    <style:style style:name="P12" style:parent-style-name="CommentText" style:family="paragraph"/>
    <style:style style:name="P13" style:parent-style-name="CommentText" style:family="paragraph"/>
    <style:style style:name="P14" style:parent-style-name="CommentText" style:family="paragraph">
      <style:text-properties fo:language="en" fo:country="US"/>
    </style:style>
    <style:style style:name="T15" style:parent-style-name="CommentReference" style:family="text">
      <style:text-properties style:font-name="Calibri" style:font-name-asian="Calibri" style:use-window-font-color="true"/>
    </style:style>
    <style:style style:name="P16" style:parent-style-name="CommentText" style:family="paragraph"/>
    <style:style style:name="T17" style:parent-style-name="DefaultParagraphFont" style:family="text">
      <style:text-properties fo:language="en" fo:country="US"/>
    </style:style>
    <style:style style:name="P18" style:parent-style-name="CommentText" style:family="paragraph"/>
    <style:style style:name="P19" style:parent-style-name="CommentText" style:family="paragraph"/>
    <style:style style:name="P20" style:parent-style-name="CommentText" style:family="paragraph"/>
    <style:style style:name="P21" style:parent-style-name="CommentText" style:family="paragraph"/>
    <style:style style:name="P22" style:parent-style-name="CommentText" style:family="paragraph"/>
    <style:style style:name="P23" style:parent-style-name="CommentText" style:family="paragraph"/>
    <style:style style:name="P24" style:parent-style-name="CommentText" style:family="paragraph"/>
    <style:style style:name="P25" style:parent-style-name="CommentText" style:family="paragraph">
      <style:text-properties fo:language="en" fo:country="US"/>
    </style:style>
    <style:style style:name="T26" style:parent-style-name="CommentReference" style:family="text">
      <style:text-properties style:font-name="Calibri" style:font-name-asian="Calibri" style:use-window-font-color="true"/>
    </style:style>
    <style:style style:name="P27" style:parent-style-name="CommentText" style:family="paragraph"/>
    <style:style style:name="T28" style:parent-style-name="DefaultParagraphFont" style:family="text">
      <style:text-properties fo:language="en" fo:country="US"/>
    </style:style>
    <style:style style:name="P29" style:parent-style-name="CommentText" style:family="paragraph"/>
    <style:style style:name="P30" style:parent-style-name="CommentText" style:family="paragraph"/>
    <style:style style:name="P31" style:parent-style-name="CommentText" style:family="paragraph"/>
    <style:style style:name="P32" style:parent-style-name="CommentText" style:family="paragraph"/>
    <style:style style:name="P33" style:parent-style-name="CommentText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CommentText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CommentText" style:family="paragraph">
      <style:text-properties fo:language="en" fo:country="US"/>
    </style:style>
    <style:style style:name="T38" style:parent-style-name="CommentReference" style:family="text">
      <style:text-properties style:font-name="Calibri" style:font-name-asian="Calibri" style:use-window-font-color="true"/>
    </style:style>
    <style:style style:name="P39" style:parent-style-name="CommentText" style:family="paragraph"/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weight="bold" style:font-weight-asian="bold" style:font-weight-complex="bold"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font-weight="bold" style:font-weight-asian="bold" style:font-weight-complex="bold"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font-weight="bold" style:font-weight-asian="bold" style:font-weight-complex="bold"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P59" style:parent-style-name="CommentText" style:family="paragraph">
      <style:text-properties fo:language="en" fo:country="US"/>
    </style:style>
    <style:style style:name="T60" style:parent-style-name="CommentReference" style:family="text">
      <style:text-properties style:font-name="Calibri" style:font-name-asian="Calibri" style:use-window-font-color="true"/>
    </style:style>
  </office:automatic-styles>
  <office:body>
    <office:text text:use-soft-page-breaks="true">
      <text:p text:style-name="P1">COMP3218 Coursework I</text:p>
      <text:p text:style-name="Title"><text:span text:style-name="CommentReference"><office:annotation><dc:creator>Egle</dc:creator><dc:date>2018-03-03T17:04:00</dc:date><text:list text:style-name="LFO1" text:continue-numbering="true"><text:list-item><text:p text:style-name="P3"><text:span text:style-name="T4">Describe your game’s design in terms of one of the two design frameworks discussed in class (Fullerton’s formal elements or MDA)<text:s/></text:span></text:p></text:list-item><text:list-item><text:p text:style-name="P5">What Core Dynamic do you feel<text:s/>your game possesses and why?<text:s/></text:p></text:list-item><text:list-item><text:p text:style-name="P6">Describe the type of level layout you have used in this level design and why that suits this particular game.<text:s/></text:p></text:list-item><text:list-item><text:p text:style-name="P7">What was the process you went through to tune the difficulty of this game, and how have you have made it feel fair?<text:s/></text:p></text:list-item></text:list><text:p text:style-name="P8"/></office:annotation></text:span>Game Notes for Camel Carry</text:p>
      <text:p text:style-name="Subtitle">Egle Katilauskaite, Edward R Yeates</text:p>
      <text:h text:style-name="Heading2" text:outline-level="2">Description</text:h>
      <text:h text:style-name="Heading2" text:outline-level="2">Game Design</text:h>
      <text:p text:style-name="Normal"/>
      <text:h text:style-name="Heading3" text:outline-level="3"><office:annotation office:name="1"><dc:creator>Egle</dc:creator><dc:date>2018-03-03T17:33:00</dc:date><text:list text:style-name="LFO2" text:continue-numbering="true"><text:list-item><text:p text:style-name="P9"><text:span text:style-name="T10">The statistics, transformations, and algorithms that make up the game</text:span></text:p></text:list-item><text:list-item><text:p text:style-name="P11">Similar to most existing definitions of “Mechanics” or “Rules”</text:p><text:list text:continue-numbering="true"><text:list-item><text:p text:style-name="P12">Adding or removing mechanics affects the<text:s/>entire stack on top of it (both the dynamics and the subsequent aesthetics)</text:p></text:list-item><text:list-item><text:p text:style-name="P13">Experimentation at the mechanical level is how we balance a game</text:p></text:list-item></text:list></text:list-item></text:list><text:p text:style-name="P14"/></office:annotation>Mechanics<text:span text:style-name="T15"><office:annotation-end office:name="1"/></text:span></text:h>
      <text:h text:style-name="Heading3" text:outline-level="3"><office:annotation office:name="2"><dc:creator>Egle</dc:creator><dc:date>2018-03-03T17:33:00</dc:date><text:list text:style-name="LFO3" text:continue-numbering="true"><text:list-item><text:p text:style-name="P16"><text:span text:style-name="T17">How the mechanics are experienced by the player</text:span></text:p></text:list-item><text:list-item><text:p text:style-name="P18">The interface between player and mechanic</text:p><text:list text:continue-numbering="true"><text:list-item><text:p text:style-name="P19">How is this<text:s/>mechanic controlled</text:p><text:list text:continue-numbering="true"><text:list-item><text:p text:style-name="P20">“Press A to jump”</text:p></text:list-item></text:list></text:list-item><text:list-item><text:p text:style-name="P21">How is this mechanic experienced</text:p><text:list text:continue-numbering="true"><text:list-item><text:p text:style-name="P22">“Jumps move at rate x, make a ‘boing’ noise, and move Mario in an arc</text:p></text:list-item></text:list></text:list-item></text:list></text:list-item><text:list-item><text:p text:style-name="P23">How a designer connects Mechanics to desired Aethetics</text:p><text:list text:continue-numbering="true"><text:list-item><text:p text:style-name="P24">If I make Jump have no noise instead does that change Mario?</text:p></text:list-item></text:list></text:list-item></text:list><text:p text:style-name="P25"/></office:annotation>Dynamics<text:span text:style-name="T26"><office:annotation-end office:name="2"/></text:span></text:h>
      <text:h text:style-name="Heading3" text:outline-level="3"><office:annotation office:name="3"><dc:creator>Egle</dc:creator><dc:date>2018-03-03T17:33:00</dc:date><text:list text:style-name="LFO4" text:continue-numbering="true"><text:list-item><text:p text:style-name="P27"><text:span text:style-name="T28">The players experience and what makes the game fun.</text:span></text:p></text:list-item><text:list-item><text:p text:style-name="P29">Taxonomy of aesthetics:</text:p><text:list text:continue-numbering="true"><text:list-item><text:p text:style-name="P30">Sensation, Fantasy, Narrative, Challenge, Fellowship, Discovery, Expression, Submission (, Competition)</text:p></text:list-item><text:list-item><text:p text:style-name="P31">Games are comprised of a set of desired aesthetics</text:p></text:list-item><text:list-item><text:p text:style-name="P32">For<text:s/>example</text:p><text:list text:continue-numbering="true"><text:list-item><text:p text:style-name="P33"><text:span text:style-name="T34">Quake</text:span>: Challenge, Sensation, Competition, Fantasy</text:p></text:list-item><text:list-item><text:p text:style-name="P35"><text:span text:style-name="T36">The Sims</text:span>: Discovery, Fantasy, Expression, Narrative</text:p></text:list-item></text:list></text:list-item></text:list></text:list-item></text:list><text:p text:style-name="P37"/></office:annotation>Aesthetics<text:span text:style-name="T38"><office:annotation-end office:name="3"/></text:span></text:h>
      <text:p text:style-name="Normal"/>
      <text:h text:style-name="Heading2" text:outline-level="2"><office:annotation office:name="4"><dc:creator>Egle</dc:creator><dc:date>2018-03-03T17:38:00</dc:date><text:list text:style-name="LFO5" text:continue-numbering="true"><text:list-item><text:p text:style-name="P39"><text:span text:style-name="T40">Territorial Acquisition</text:span><text:span text:style-name="T41">,<text:s/></text:span><text:span text:style-name="T42">Prediction</text:span><text:span text:style-name="T43">,<text:s/></text:span><text:span text:style-name="T44">Spatial Reasoning</text:span><text:span text:style-name="T45">,<text:s/></text:span><text:span text:style-name="T46">Survival</text:span><text:span text:style-name="T47">,<text:s/></text:span><text:span text:style-name="T48">Destruction</text:span><text:span text:style-name="T49">,<text:s/></text:span><text:span text:style-name="T50">Building</text:span><text:span text:style-name="T51">,<text:s/></text:span><text:span text:style-name="T52">Collection</text:span><text:span text:style-name="T53">,<text:s/></text:span><text:span text:style-name="T54">Chasing or Evading</text:span><text:span text:style-name="T55">,<text:s/></text:span><text:span text:style-name="T56">Trading</text:span><text:span text:style-name="T57">,<text:s/></text:span><text:span text:style-name="T58">Race to the End</text:span></text:p></text:list-item></text:list><text:p text:style-name="P59"/></office:annotation>Core Dynamic<text:span text:style-name="T60"><office:annotation-end office:name="4"/></text:span></text:h>
      <text:h text:style-name="Heading2" text:outline-level="2">Level Layout</text:h>
      <text:h text:style-name="Heading2" text:outline-level="2">Difficulty Tuning Process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weight="bold" style:font-weight-asian="bold" fo:color="#1F3864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1F3864" fo:font-size="16pt" style:font-size-asian="16pt" style:font-size-complex="16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le</meta:initial-creator>
    <dc:creator>Egle</dc:creator>
    <meta:creation-date>2018-03-03T17:04:00Z</meta:creation-date>
    <dc:date>2018-03-03T17:58:00Z</dc:date>
    <meta:template xlink:href="Normal.dotm" xlink:type="simple"/>
    <meta:editing-cycles>5</meta:editing-cycles>
    <meta:editing-duration>PT3000S</meta:editing-duration>
    <meta:document-statistic meta:page-count="1" meta:paragraph-count="1" meta:word-count="30" meta:character-count="200" meta:row-count="1" meta:non-whitespace-character-count="171"/>
  </office:meta>
</office:document-meta>
</file>